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00000003172EBA38F6F0DFD12.png" manifest:media-type="image/png"/>
  <manifest:file-entry manifest:full-path="Pictures/100011A0000006A50000050BEC211E66CB32E5C2.svg" manifest:media-type="image/svg+xml"/>
  <manifest:file-entry manifest:full-path="Pictures/10000201000000D5000000D66ED0C1B0977776AD.png" manifest:media-type="image/png"/>
  <manifest:file-entry manifest:full-path="Pictures/100000000000002000000020B2FF2A327EABC87D.png" manifest:media-type="image/png"/>
  <manifest:file-entry manifest:full-path="Pictures/10001E0B0000160F00001625C4013914ADAE8809.svg" manifest:media-type="image/svg+xml"/>
  <manifest:file-entry manifest:full-path="Pictures/10000201000000D5000000D605D2F723DDBCD62F.png" manifest:media-type="image/png"/>
  <manifest:file-entry manifest:full-path="Pictures/10001DE20000160F00001625B548BC16238DA977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ejaVu Sans Mono1" svg:font-family="'DejaVu Sans Mono'" style:font-family-generic="modern" style:font-pitch="fixed"/>
    <style:font-face style:name="Arial2" svg:font-family="Arial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99cm, 0cm, 0.499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8cm" svg:stroke-color="#333333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7cm" draw:marker-start-width="0.515cm" draw:marker-end-width="0.515cm" draw:fill="none" draw:textarea-horizontal-align="center" draw:textarea-vertical-align="middle" fo:padding-top="0.16cm" fo:padding-bottom="0.16cm" fo:padding-left="0.285cm" fo:padding-right="0.285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3cm" svg:stroke-color="#ff420e" draw:marker-start-width="0.379cm" draw:marker-end-width="0.379cm" draw:fill-color="#ffffff" draw:textarea-horizontal-align="justify" draw:textarea-vertical-align="middle" draw:auto-grow-height="false" fo:min-height="1.198cm" fo:min-width="4.448cm" fo:padding-top="0.151cm" fo:padding-bottom="0.151cm" fo:padding-left="0.276cm" fo:padding-right="0.276cm" fo:wrap-option="no-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name="Hack" fo:font-size="14pt" style:font-size-asian="14pt" style:font-size-complex="14pt"/>
    </style:style>
    <style:style style:name="P5" style:family="paragraph">
      <loext:graphic-properties draw:fill-color="#ffffff"/>
      <style:paragraph-properties fo:text-align="center"/>
      <style:text-properties style:font-name="Hack" fo:font-size="14pt" style:font-size-asian="14pt" style:font-size-complex="14pt"/>
    </style:style>
    <style:style style:name="P6" style:family="paragraph">
      <loext:graphic-properties draw:fill="none" draw:fill-color="#ffffff"/>
      <style:text-properties style:font-name="Hack" fo:font-size="16pt" style:font-size-asian="16pt" style:font-size-complex="16pt"/>
    </style:style>
    <style:style style:name="T1" style:family="text">
      <style:text-properties style:font-name="Hack" fo:font-size="14pt" style:font-size-asian="14pt" style:font-size-complex="14pt"/>
    </style:style>
    <style:style style:name="T2" style:family="text">
      <style:text-properties style:font-name="Hack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4.601cm" svg:height="3.431cm" svg:x="14.589cm" svg:y="4.41cm" svg:viewBox="0 0 4602 3432" svg:d="M4096 2372c564 1014-792 935-1212 855-449 339-1012 226-1238-112-359 307-1456 351-1238-565-450-225-673-1015 113-1354-265-664 645-1029 1125-678 226-789 1206-598 1437 48 563-339 1718 177 1013 677 675 338 675 902 0 1129z">
            <text:p/>
          </draw:path>
          <draw:path draw:style-name="gr2" draw:text-style-name="P2" draw:layer="layout" svg:width="0.193cm" svg:height="0.31cm" svg:x="18.837cm" svg:y="6.908cm" svg:viewBox="0 0 194 311" svg:d="M89 0c54 108 87 204 105 292l-48 9-49 10c-15-79-47-167-97-268l45-21z">
            <text:p/>
          </draw:path>
          <draw:path draw:style-name="gr2" draw:text-style-name="P2" draw:layer="layout" svg:width="0.169cm" svg:height="0.305cm" svg:x="18.873cm" svg:y="7.313cm" svg:viewBox="0 0 170 306" svg:d="M170 0v19c0 58-8 109-23 156-17 49-39 93-68 131l-40-30-39-29c23-31 41-64 53-101 12-38 19-81 19-127v-15l48-2z">
            <text:p/>
          </draw:path>
          <draw:path draw:style-name="gr2" draw:text-style-name="P2" draw:layer="layout" svg:width="0.308cm" svg:height="0.222cm" svg:x="18.57cm" svg:y="7.624cm" svg:viewBox="0 0 309 223" svg:d="M309 74c-37 34-81 63-128 87s-97 45-150 62l-16-48-15-47c48-14 93-33 135-55 41-20 77-45 110-73l32 37z">
            <text:p/>
          </draw:path>
          <draw:path draw:style-name="gr2" draw:text-style-name="P2" draw:layer="layout" svg:width="0.308cm" svg:height="0.138cm" svg:x="18.193cm" svg:y="7.778cm" svg:viewBox="0 0 309 139" svg:d="M309 96c-97 23-199 36-302 43l-3-50-4-49c97-7 195-18 288-40l10 48z">
            <text:p/>
          </draw:path>
          <draw:path draw:style-name="gr2" draw:text-style-name="P2" draw:layer="layout" svg:width="0.302cm" svg:height="0.107cm" svg:x="17.795cm" svg:y="7.812cm" svg:viewBox="0 0 303 108" svg:d="M303 108h-60c-85 0-168-3-243-10l5-48 4-50c73 7 152 10 234 10 19 0 38 0 58-1l2 50z">
            <text:p/>
          </draw:path>
          <draw:path draw:style-name="gr2" draw:text-style-name="P2" draw:layer="layout" svg:width="0.292cm" svg:height="0.188cm" svg:x="17.413cm" svg:y="7.785cm" svg:viewBox="0 0 293 189" svg:d="M281 117c-36-4-68-9-97-14-45 31-91 61-136 86l-24-43-24-43c48-27 97-58 144-93l4-3c6-7 17-7 25-7 3 0 5 0 10 2 31 6 70 11 110 16l-5 49zM165 98c6 2 12 3 19 5 6-5 11-10 18-14l-29-39z">
            <text:p/>
          </draw:path>
          <draw:path draw:style-name="gr2" draw:text-style-name="P2" draw:layer="layout" svg:width="0.309cm" svg:height="0.183cm" svg:x="17.058cm" svg:y="7.93cm" svg:viewBox="0 0 310 184" svg:d="M310 89c-98 47-197 77-292 95l-9-48-9-49c88-17 178-44 269-87l21 45z">
            <text:p/>
          </draw:path>
          <draw:path draw:style-name="gr2" draw:text-style-name="P2" draw:layer="layout" svg:width="0.309cm" svg:height="0.126cm" svg:x="16.666cm" svg:y="8.003cm" svg:viewBox="0 0 310 127" svg:d="M310 124c-25 1-50 3-75 3-82 0-161-10-235-32l13-47 14-48c65 18 135 28 208 28 23 0 44-1 68-2l4 48z">
            <text:p/>
          </draw:path>
          <draw:path draw:style-name="gr2" draw:text-style-name="P2" draw:layer="layout" svg:width="0.294cm" svg:height="0.25cm" svg:x="16.311cm" svg:y="7.812cm" svg:viewBox="0 0 295 251" svg:d="M255 251c-97-42-183-105-255-184l37-34 37-33c61 69 137 123 221 160l-19 44z">
            <text:p/>
          </draw:path>
          <draw:path draw:style-name="gr2" draw:text-style-name="P2" draw:layer="layout" svg:width="0.309cm" svg:height="0.208cm" svg:x="16.006cm" svg:y="7.746cm" svg:viewBox="0 0 310 209" svg:d="M310 77c-39 31-82 57-132 79s-101 40-154 53l-12-48-12-48c48-12 94-27 137-46s79-41 112-67l30 38z">
            <text:p/>
          </draw:path>
          <draw:path draw:style-name="gr2" draw:text-style-name="P2" draw:layer="layout" svg:width="0.309cm" svg:height="0.107cm" svg:x="15.618cm" svg:y="7.876cm" svg:viewBox="0 0 310 108" svg:d="M310 98c-52 7-104 10-158 10-49 0-101-3-152-10l7-48 6-48c45 5 93 8 139 8 48 0 97-3 144-10l7 48z">
            <text:p/>
          </draw:path>
          <draw:path draw:style-name="gr2" draw:text-style-name="P2" draw:layer="layout" svg:width="0.311cm" svg:height="0.193cm" svg:x="15.226cm" svg:y="7.764cm" svg:viewBox="0 0 312 194" svg:d="M291 194c-102-21-202-58-291-108l24-43 24-43c81 45 171 78 264 98l-11 48z">
            <text:p/>
          </draw:path>
          <draw:path draw:style-name="gr2" draw:text-style-name="P2" draw:layer="layout" svg:width="0.268cm" svg:height="0.284cm" svg:x="14.928cm" svg:y="7.509cm" svg:viewBox="0 0 269 285" svg:d="M211 285c-84-64-158-141-211-235l43-24 43-26c47 82 109 149 183 204l-29 39z">
            <text:p/>
          </draw:path>
          <draw:path draw:style-name="gr2" draw:text-style-name="P2" draw:layer="layout" svg:width="0.145cm" svg:height="0.306cm" svg:x="14.829cm" svg:y="7.157cm" svg:viewBox="0 0 146 307" svg:d="M53 307c-34-87-53-187-53-297v-10h50l49 2v8c0 98 16 184 47 261l-47 19z">
            <text:p/>
          </draw:path>
          <draw:path draw:style-name="gr2" draw:text-style-name="P2" draw:layer="layout" svg:width="0.311cm" svg:height="0.251cm" svg:x="14.625cm" svg:y="6.836cm" svg:viewBox="0 0 312 252" svg:d="M212 213l45 5 5-10-49-7c-1 3-1 8-1 12zM309 224l-49-6h-3l-17 34c-88-43-170-106-240-185l37-34 37-33c61 69 132 125 209 163 2 1 3 1 3 2 0 10 14 10 19 18s7 16 7 25c0 2 0 3-2 6 0 4 0 6-1 10z">
            <text:p/>
          </draw:path>
          <draw:path draw:style-name="gr2" draw:text-style-name="P2" draw:layer="layout" svg:width="0.217cm" svg:height="0.308cm" svg:x="14.422cm" svg:y="6.512cm" svg:viewBox="0 0 218 309" svg:d="M138 309c-59-84-106-179-138-280l46-15 47-14c29 91 72 175 125 251l-40 28z">
            <text:p/>
          </draw:path>
          <draw:path draw:style-name="gr2" draw:text-style-name="P2" draw:layer="layout" svg:width="0.115cm" svg:height="0.311cm" svg:x="14.375cm" svg:y="6.129cm" svg:viewBox="0 0 116 312" svg:d="M21 312c-14-63-21-128-21-193 0-40 3-79 8-119l48 7 50 7c-5 34-8 70-8 105 0 59 7 116 18 174l-47 9z">
            <text:p/>
          </draw:path>
          <draw:path draw:style-name="gr2" draw:text-style-name="P2" draw:layer="layout" svg:width="0.215cm" svg:height="0.308cm" svg:x="14.403cm" svg:y="5.744cm" svg:viewBox="0 0 216 309" svg:d="M0 283c27-99 70-195 137-283l39 31 40 29c-59 79-98 161-120 249l-48-14z">
            <text:p/>
          </draw:path>
          <draw:path draw:style-name="gr2" draw:text-style-name="P2" draw:layer="layout" svg:width="0.292cm" svg:height="0.253cm" svg:x="14.607cm" svg:y="5.48cm" svg:viewBox="0 0 293 254" svg:d="M0 185c65-68 147-132 245-185l24 43 24 43c-89 50-163 106-221 168l-36-34z">
            <text:p/>
          </draw:path>
          <draw:path draw:style-name="gr2" draw:text-style-name="P2" draw:layer="layout" svg:width="0.153cm" svg:height="0.318cm" svg:x="14.894cm" svg:y="5.204cm" svg:viewBox="0 0 154 319" svg:d="M53 229l20 45 32-14-19-45c-11 4-22 9-33 14zM93 319l-20-45-13 5c-42-100-60-193-60-279h50 48c0 74 17 155 53 242 2 7 3 12 3 18 0 10-2 18-6 25s-10 13-18 19c-2 1-3 1-6 2-11 4-21 9-31 13z">
            <text:p/>
          </draw:path>
          <draw:path draw:style-name="gr2" draw:text-style-name="P2" draw:layer="layout" svg:width="0.22cm" svg:height="0.3cm" svg:x="14.904cm" svg:y="4.815cm" svg:viewBox="0 0 221 301" svg:d="M0 283c10-56 29-108 55-155s57-90 96-128l34 34 36 35c-32 32-59 68-79 106-22 39-37 81-45 126l-49-9z">
            <text:p/>
          </draw:path>
          <draw:path draw:style-name="gr2" draw:text-style-name="P2" draw:layer="layout" svg:width="0.308cm" svg:height="0.21cm" svg:x="15.135cm" svg:y="4.612cm" svg:viewBox="0 0 309 211" svg:d="M0 132c82-60 178-105 285-132l11 48 13 47c-93 24-179 64-251 116l-29-39z">
            <text:p/>
          </draw:path>
          <draw:path draw:style-name="gr2" draw:text-style-name="P2" draw:layer="layout" svg:width="0.311cm" svg:height="0.11cm" svg:x="15.521cm" svg:y="4.58cm" svg:viewBox="0 0 312 111" svg:d="M0 12c48-8 98-12 147-12 55 0 110 5 165 14l-9 49-8 48c-48-8-98-11-148-11-45 0-89 3-132 8l-7-48z">
            <text:p/>
          </draw:path>
          <draw:path draw:style-name="gr2" draw:text-style-name="P2" draw:layer="layout" svg:width="0.322cm" svg:height="0.238cm" svg:x="15.908cm" svg:y="4.616cm" svg:viewBox="0 0 323 239" svg:d="M27 0c97 27 191 70 276 130l-25 34 45 15c-1 3-1 5-3 6-1 4-2 7-3 11-29 89-10 13-19 18s-16 6-25 6-16-2-24-6c-1-1-2-1-4-3-75-53-158-91-245-115l13-48zM273 170l5-6-2-1-46-16c-2 2-2 6-2 8z">
            <text:p/>
          </draw:path>
          <draw:path draw:style-name="gr2" draw:text-style-name="P2" draw:layer="layout" svg:width="0.258cm" svg:height="0.287cm" svg:x="16.179cm" svg:y="4.42cm" svg:viewBox="0 0 259 288" svg:d="M0 243c24-49 53-94 88-135 33-40 70-76 111-108l29 40 31 38c-34 28-67 59-96 94-28 36-55 74-75 116l-45-22z">
            <text:p/>
          </draw:path>
          <draw:path draw:style-name="gr2" draw:text-style-name="P2" draw:layer="layout" svg:width="0.311cm" svg:height="0.186cm" svg:x="16.465cm" svg:y="4.26cm" svg:viewBox="0 0 312 187" svg:d="M0 101c91-53 192-86 296-101l7 48 9 50c-94 13-183 43-262 89l-24-43z">
            <text:p/>
          </draw:path>
          <draw:path draw:style-name="gr2" draw:text-style-name="P2" draw:layer="layout" svg:width="0.307cm" svg:height="0.136cm" svg:x="16.866cm" svg:y="4.25cm" svg:viewBox="0 0 308 137" svg:d="M0 0h29c93 0 188 14 279 43l-15 46-14 48c-82-26-166-39-250-39-8 0-17 0-26 2l-1-50z">
            <text:p/>
          </draw:path>
          <draw:path draw:style-name="gr2" draw:text-style-name="P2" draw:layer="layout" svg:width="0.299cm" svg:height="0.242cm" svg:x="17.231cm" svg:y="4.328cm" svg:viewBox="0 0 300 243" svg:d="M39 0c95 41 184 98 261 172l-33 36-34 35c-68-65-147-116-233-152l21-46z">
            <text:p/>
          </draw:path>
          <draw:path draw:style-name="gr2" draw:text-style-name="P2" draw:layer="layout" svg:width="0.217cm" svg:height="0.315cm" svg:x="17.527cm" svg:y="4.576cm" svg:viewBox="0 0 218 316" svg:d="M75 0c59 72 109 155 143 249l-23 8 23 41c-7 4-14 8-21 12s-16 6-24 6-17-2-25-6-14-10-19-18c-2-2-2-5-2-7-33-86-76-158-127-222l37-31zM173 266l22-9-1-3-23-43c-8 4-15 8-23 13z">
            <text:p/>
          </draw:path>
          <draw:path draw:style-name="gr2" draw:text-style-name="P2" draw:layer="layout" svg:width="0.308cm" svg:height="0.148cm" svg:x="17.795cm" svg:y="4.688cm" svg:viewBox="0 0 309 149" svg:d="M0 56c96-35 200-53 307-56l1 50 1 48c-96 3-189 19-276 51l-16-46z">
            <text:p/>
          </draw:path>
          <draw:path draw:style-name="gr2" draw:text-style-name="P2" draw:layer="layout" svg:width="0.309cm" svg:height="0.15cm" svg:x="18.197cm" svg:y="4.691cm" svg:viewBox="0 0 310 151" svg:d="M7 0c103 7 205 27 303 58l-15 45-14 48c-91-28-185-46-281-53l4-50z">
            <text:p/>
          </draw:path>
          <draw:path draw:style-name="gr2" draw:text-style-name="P2" draw:layer="layout" svg:width="0.307cm" svg:height="0.229cm" svg:x="18.568cm" svg:y="4.782cm" svg:viewBox="0 0 308 230" svg:d="M36 0c101 40 192 91 272 151l-31 40-29 39c-72-55-157-102-248-139l18-46z">
            <text:p/>
          </draw:path>
          <draw:path draw:style-name="gr2" draw:text-style-name="P2" draw:layer="layout" svg:width="0.237cm" svg:height="0.297cm" svg:x="18.883cm" svg:y="5cm" svg:viewBox="0 0 238 298" svg:d="M69 0c42 41 78 84 106 129 29 46 51 95 63 145l-46 11-49 13c-10-39-28-79-51-116-25-38-55-76-92-110l34-36z">
            <text:p/>
          </draw:path>
          <draw:path draw:style-name="gr2" draw:text-style-name="P2" draw:layer="layout" svg:width="0.197cm" svg:height="0.299cm" svg:x="18.938cm" svg:y="5.381cm" svg:viewBox="0 0 198 300" svg:d="M198 2c-1 49-11 101-32 151-19 48-50 98-91 147l-38-32-37-33c33-39 58-80 75-120 16-38 23-77 24-115l49 2z">
            <text:p/>
          </draw:path>
          <draw:path draw:style-name="gr2" draw:text-style-name="P2" draw:layer="layout" svg:width="0.271cm" svg:height="0.282cm" svg:x="18.952cm" svg:y="5.672cm" svg:viewBox="0 0 272 283" svg:d="M53 0c40 26 80 59 117 98 36 39 70 82 102 131l-42 27-41 27c-28-44-59-84-91-117s-65-61-98-83l27-42z">
            <text:p/>
          </draw:path>
          <draw:path draw:style-name="gr2" draw:text-style-name="P2" draw:layer="layout" svg:width="0.18cm" svg:height="0.31cm" svg:x="19.188cm" svg:y="5.992cm" svg:viewBox="0 0 181 311" svg:d="M88 0c46 92 80 194 93 298l-48 7-49 6c-12-92-43-183-84-266l43-22z">
            <text:p/>
          </draw:path>
          <draw:path draw:style-name="gr2" draw:text-style-name="P2" draw:layer="layout" svg:width="0.172cm" svg:height="0.308cm" svg:x="19.203cm" svg:y="6.394cm" svg:viewBox="0 0 173 309" svg:d="M173 2c-2 53-10 106-24 157-14 52-36 102-66 150l-42-28-41-27c24-38 43-80 55-122 12-43 18-87 19-132l49 2z">
            <text:p/>
          </draw:path>
          <draw:path draw:style-name="gr2" draw:text-style-name="P2" draw:layer="layout" svg:width="0.299cm" svg:height="0.237cm" svg:x="18.919cm" svg:y="6.718cm" svg:viewBox="0 0 300 238" svg:d="M300 69c-33 34-72 65-115 94s-93 53-149 75l-18-46-18-46c48-19 93-41 132-67 36-24 68-50 96-79l36 34z">
            <text:p/>
          </draw:path>
        </draw:g>
        <draw:frame draw:style-name="gr3" draw:text-style-name="P3" draw:layer="layout" svg:width="3.299cm" svg:height="4.01cm" svg:x="4.875cm" svg:y="4.615cm">
          <draw:image xlink:href="Pictures/10001E0B0000160F00001625C4013914ADAE8809.svg" xlink:type="simple" xlink:show="embed" xlink:actuate="onLoad">
            <text:p/>
          </draw:image>
          <draw:image xlink:href="Pictures/10000201000000D5000000D605D2F723DDBCD62F.png" xlink:type="simple" xlink:show="embed" xlink:actuate="onLoad"/>
        </draw:frame>
        <draw:frame draw:style-name="gr4" draw:text-style-name="P3" draw:layer="layout" svg:width="4cm" svg:height="4.02cm" svg:x="11.375cm" svg:y="4.48cm">
          <draw:image xlink:href="Pictures/10001DE20000160F00001625B548BC16238DA977.svg" xlink:type="simple" xlink:show="embed" xlink:actuate="onLoad">
            <text:p/>
          </draw:image>
          <draw:image xlink:href="Pictures/10000201000000D5000000D66ED0C1B0977776AD.png" xlink:type="simple" xlink:show="embed" xlink:actuate="onLoad"/>
        </draw:frame>
        <draw:g>
          <draw:line draw:style-name="gr5" draw:text-style-name="P3" draw:layer="layout" svg:x1="7.875cm" svg:y1="6.375cm" svg:x2="10cm" svg:y2="7cm">
            <text:p/>
          </draw:line>
          <draw:line draw:style-name="gr6" draw:text-style-name="P3" draw:layer="layout" svg:x1="10cm" svg:y1="6.125cm" svg:x2="10cm" svg:y2="7cm">
            <text:p/>
          </draw:line>
          <draw:line draw:style-name="gr5" draw:text-style-name="P3" draw:layer="layout" svg:x1="10cm" svg:y1="6.125cm" svg:x2="12.125cm" svg:y2="6.75cm">
            <text:p/>
          </draw:line>
        </draw:g>
        <draw:line draw:style-name="gr5" draw:text-style-name="P3" draw:layer="layout" svg:x1="4cm" svg:y1="6.625cm" svg:x2="5.25cm" svg:y2="6.625cm">
          <text:p/>
        </draw:line>
        <draw:frame draw:style-name="gr7" draw:text-style-name="P3" draw:layer="layout" svg:width="2cm" svg:height="1.5cm" svg:x="2.25cm" svg:y="6cm">
          <draw:image xlink:href="Pictures/100011A0000006A50000050BEC211E66CB32E5C2.svg" xlink:type="simple" xlink:show="embed" xlink:actuate="onLoad">
            <text:p/>
          </draw:image>
          <draw:image xlink:href="Pictures/10000201000000400000003172EBA38F6F0DFD12.png" xlink:type="simple" xlink:show="embed" xlink:actuate="onLoad"/>
        </draw:frame>
        <draw:custom-shape draw:style-name="gr8" draw:text-style-name="P5" draw:layer="layout" svg:width="5cm" svg:height="1.5cm" svg:x="10.75cm" svg:y="7.75cm">
          <text:p text:style-name="P4"><text:span text:style-name="T1">Lien WAN avec </text:span></text:p>
          <text:p text:style-name="P4"><text:span text:style-name="T1">protocole PPP</text:span></text:p>
          <draw:enhanced-geometry svg:viewBox="0 0 21600 21600" draw:mirror-horizontal="false" draw:type="line-callout-2" draw:modifiers="-4837.4325134973 -11771.3524317122 -3600 4000 -1075.4649070186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9" draw:text-style-name="P6" draw:layer="layout" svg:width="2.195cm" svg:height="0.903cm" svg:x="5.45cm" svg:y="4.675cm">
          <draw:text-box>
            <text:p><text:span text:style-name="T2">Spoke</text:span></text:p>
          </draw:text-box>
        </draw:frame>
        <draw:frame draw:style-name="gr9" draw:text-style-name="P6" draw:layer="layout" svg:width="1.518cm" svg:height="0.903cm" svg:x="12.651cm" svg:y="4.676cm">
          <draw:text-box>
            <text:p><text:span text:style-name="T2">Hub</text:span></text:p>
          </draw:text-box>
        </draw:frame>
        <draw:frame draw:style-name="gr9" draw:text-style-name="P6" draw:layer="layout" svg:width="1.518cm" svg:height="0.903cm" svg:x="2.451cm" svg:y="5.076cm">
          <draw:text-box>
            <text:p><text:span text:style-name="T2">LAN</text:span></text:p>
          </draw:text-box>
        </draw:frame>
        <draw:frame draw:style-name="gr9" draw:text-style-name="P6" draw:layer="layout" svg:width="3.211cm" svg:height="0.903cm" svg:x="15.251cm" svg:y="5.776cm">
          <draw:text-box>
            <text:p><text:span text:style-name="T2">Intern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ejaVu Sans Mono1" svg:font-family="'DejaVu Sans Mono'" style:font-family-generic="modern" style:font-pitch="fixed"/>
    <style:font-face style:name="Arial2" svg:font-family="Arial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1" draw:fill="none" draw:fill-gradient-name="Gradient_20_7" draw:fill-hatch-name="Hatching_20_1" draw:fill-image-name="Bitmape_20_1" draw:end-line-spacing-horizontal="-0.6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 draw:end-line-spacing-horizontal="-0.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5-10-05T13:25:58.100327647</dc:date>
    <meta:editing-duration>PT15H43M32S</meta:editing-duration>
    <meta:editing-cycles>76</meta:editing-cycles>
    <meta:generator>LibreOffice/5.0.2.2$Linux_X86_64 LibreOffice_project/00m0$Build-2</meta:generator>
    <meta:document-statistic meta:object-count="53"/>
  </office:meta>
</office:document-meta>
</file>